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896cm" fo:margin-left="0.116cm" table:align="left"/>
    </style:style>
    <style:style style:name="Taula1.A" style:family="table-column">
      <style:table-column-properties style:column-width="1.191cm"/>
    </style:style>
    <style:style style:name="Taula1.B" style:family="table-column">
      <style:table-column-properties style:column-width="7.408cm"/>
    </style:style>
    <style:style style:name="Taula1.C" style:family="table-column">
      <style:table-column-properties style:column-width="8.297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ddd0"/>
    </style:style>
    <style:style style:name="P2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b6b9a" officeooo:paragraph-rsid="000b6b9a" style:font-name-asian="Liberation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bcbe4" officeooo:paragraph-rsid="000bcbe4" style:font-name-asian="Liberation Mono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bcbe4" officeooo:paragraph-rsid="000bddd0" style:font-name-asian="Liberation Mono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bcbe4" officeooo:paragraph-rsid="000d6518" style:font-name-asian="Liberation Mono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bddd0" officeooo:paragraph-rsid="000bddd0" style:font-name-asian="Liberation Mono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paragraph-rsid="000bddd0" style:font-name-asian="Liberation Mono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d6518" officeooo:paragraph-rsid="000d6518" style:font-name-asian="Liberation Mono" style:font-size-asian="10pt" style:font-name-complex="Liberation Mono" style:font-size-complex="10pt"/>
    </style:style>
    <style:style style:name="P10" style:family="paragraph" style:parent-style-name="Text_20_body">
      <style:text-properties style:font-name="Liberation Mono" fo:font-size="10pt" style:font-name-asian="Liberation Mono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602153693088">
          <table:table-cell table:style-name="Taula1.A1" office:value-type="string">
            <text:p text:style-name="P3">Linia</text:p>
          </table:table-cell>
          <table:table-cell table:style-name="Taula1.A1" office:value-type="string">
            <text:p text:style-name="P3">Signatura</text:p>
          </table:table-cell>
          <table:table-cell table:style-name="Taula1.C1" office:value-type="string">
            <text:p text:style-name="P3">Classificació</text:p>
          </table:table-cell>
        </table:table-row>
        <table:table-row table:style-name="TableLine94602153693088">
          <table:table-cell table:style-name="Taula1.A2" office:value-type="string">
            <text:p text:style-name="P3">58</text:p>
          </table:table-cell>
          <table:table-cell table:style-name="Taula1.A2" office:value-type="string">
            <text:p text:style-name="P10">String OStrings.getString(String)</text:p>
            <text:p text:style-name="P2"/>
          </table:table-cell>
          <table:table-cell table:style-name="Taula1.C2" office:value-type="string">
            <text:p text:style-name="P10">Funció perquè la crida assigna el valor de retorn a una variable Apostaria que és pura perquè rep un String</text:p>
          </table:table-cell>
        </table:table-row>
        <table:table-row table:style-name="TableLine94602153693088">
          <table:table-cell table:style-name="Taula1.A2" office:value-type="string">
            <text:p text:style-name="P3">65</text:p>
          </table:table-cell>
          <table:table-cell table:style-name="Taula1.A2" office:value-type="string">
            <text:p text:style-name="P10">super(boolean)</text:p>
          </table:table-cell>
          <table:table-cell table:style-name="Taula1.C2" office:value-type="string">
            <text:p text:style-name="P10">Procediment doncs la crida no recull el valor de retorn.</text:p>
            <text:p text:style-name="Text_20_body"><text:span text:style-name="Strong_20_Emphasis">Nota</text:span>: en realitat no és ben bé un procediment però és una bona aproximació.</text:p>
          </table:table-cell>
        </table:table-row>
        <table:table-row table:style-name="TableLine94602153693088">
          <table:table-cell table:style-name="Taula1.A2" office:value-type="string">
            <text:p text:style-name="P3">67</text:p>
          </table:table-cell>
          <table:table-cell table:style-name="Taula1.A2" office:value-type="string">
            <text:p text:style-name="P10">setEditable(boolean)</text:p>
          </table:table-cell>
          <table:table-cell table:style-name="Taula1.C2" office:value-type="string">
            <text:p text:style-name="P10">Procediment doncs la crida no recull el valor de retorn.</text:p>
          </table:table-cell>
        </table:table-row>
        <table:table-row table:style-name="TableLine94602153693088">
          <table:table-cell table:style-name="Taula1.A2" office:value-type="string">
            <text:p text:style-name="P3">68</text:p>
          </table:table-cell>
          <table:table-cell table:style-name="Taula1.A2" office:value-type="string">
            <text:p text:style-name="P10">AlwaysVisibleCaret.apply(NiIdea)</text:p>
          </table:table-cell>
          <table:table-cell table:style-name="Taula1.C2" office:value-type="string">
            <text:p text:style-name="P10">Procediment doncs la crida no recull el valor de retorn.</text:p>
            <text:p text:style-name="Text_20_body">El tipus de l'argument… ni idea. <text:span text:style-name="Strong_20_Emphasis">Nota</text:span>: <text:span text:style-name="Emphasis">ni idea</text:span> és raonable aquí.</text:p>
          </table:table-cell>
        </table:table-row>
        <table:table-row table:style-name="TableLine94602153693088">
          <table:table-cell table:style-name="Taula1.A2" office:value-type="string">
            <text:p text:style-name="P4">69</text:p>
          </table:table-cell>
          <table:table-cell table:style-name="Taula1.A2" office:value-type="string">
            <text:p text:style-name="P4">This.setText(String)</text:p>
          </table:table-cell>
          <table:table-cell table:style-name="Taula1.C2" office:value-type="string">
            <text:p text:style-name="P4">Segurament sigui una funció peró en aquest fragment de codi s’utilitza com procediment perqué el seu resultat no es recull</text:p>
          </table:table-cell>
        </table:table-row>
        <table:table-row table:style-name="TableLine94602153693088">
          <table:table-cell table:style-name="Taula1.A2" office:value-type="string">
            <text:p text:style-name="P4">70</text:p>
          </table:table-cell>
          <table:table-cell table:style-name="Taula1.A2" office:value-type="string">
            <text:p text:style-name="P2">setMinimumSize(new Dimension(100, 50))</text:p>
          </table:table-cell>
          <table:table-cell table:style-name="Taula1.C2" office:value-type="string">
            <text:p text:style-name="P4">Procediment per a limitar la mida minima</text:p>
          </table:table-cell>
        </table:table-row>
        <table:table-row table:style-name="TableLine94602153693088">
          <table:table-cell table:style-name="Taula1.A2" office:value-type="string">
            <text:p text:style-name="P4">73</text:p>
          </table:table-cell>
          <table:table-cell table:style-name="Taula1.A2" office:value-type="string">
            <text:p text:style-name="P2">Core.getMainWindow().addDockable(new DockableScrollPane("MACHINE_TRANSLATE", title, this, true))</text:p>
          </table:table-cell>
          <table:table-cell table:style-name="Taula1.C2" office:value-type="string">
            <text:p text:style-name="P4">Segurament sigui una funció peró en aquest fragment de codi s’utilitza com procediment perqué el seu resultat no es recull</text:p>
          </table:table-cell>
        </table:table-row>
        <table:table-row table:style-name="TableLine94602153693088">
          <table:table-cell table:style-name="Taula1.A2" office:value-type="string">
            <text:p text:style-name="P4">75</text:p>
          </table:table-cell>
          <table:table-cell table:style-name="Taula1.A2" office:value-type="string">
            <text:p text:style-name="P2">List&lt;IMachineTranslation&gt; tr = new ArrayList&lt;IMachineTranslation&gt;()</text:p>
          </table:table-cell>
          <table:table-cell table:style-name="Taula1.C2" office:value-type="string">
            <text:p text:style-name="P4">Funció ja que estem recullint el resultat a una llista d’arrays</text:p>
          </table:table-cell>
        </table:table-row>
        <table:table-row table:style-name="TableLine94602153693088">
          <table:table-cell table:style-name="Taula1.A2" office:value-type="string">
            <text:p text:style-name="P4">83</text:p>
          </table:table-cell>
          <table:table-cell table:style-name="Taula1.A2" office:value-type="string">
            <text:p text:style-name="P2">translators = tr.toArray(new IMachineTranslation[tr.size()])</text:p>
          </table:table-cell>
          <table:table-cell table:style-name="Taula1.C2" office:value-type="string">
            <text:p text:style-name="P4">Funció perqué translators es una array <text:s/>i li estem asignant el resultat</text:p>
          </table:table-cell>
        </table:table-row>
        <table:table-row table:style-name="TableLine94602153693088">
          <table:table-cell table:style-name="Taula1.A2" office:value-type="string">
            <text:p text:style-name="P7">135</text:p>
          </table:table-cell>
          <table:table-cell table:style-name="Taula1.A2" office:value-type="string">
            <text:p text:style-name="P2">source = pp.getSourceLanguage()</text:p>
          </table:table-cell>
          <table:table-cell table:style-name="Taula1.C2" office:value-type="string">
            <text:p text:style-name="P4">Funció ja que estem recullint el resultat</text:p>
          </table:table-cell>
        </table:table-row>
        <table:table-row table:style-name="TableLine94602153693088">
          <table:table-cell table:style-name="Taula1.A2" office:value-type="string">
            <text:p text:style-name="P7">136</text:p>
          </table:table-cell>
          <table:table-cell table:style-name="Taula1.A2" office:value-type="string">
            <text:p text:style-name="Table_20_Contents">target = pp.getTargetLanguage()</text:p>
          </table:table-cell>
          <table:table-cell table:style-name="Taula1.C2" office:value-type="string">
            <text:p text:style-name="P4">Funció ja que estem recullint el resultat</text:p>
          </table:table-cell>
        </table:table-row>
        <table:table-row table:style-name="TableLine94602153693088">
          <table:table-cell table:style-name="Taula1.A2" office:value-type="string">
            <text:p text:style-name="P9">133</text:p>
          </table:table-cell>
          <table:table-cell table:style-name="Taula1.A2" office:value-type="string">
            <text:p text:style-name="Table_20_Contents">ProjectProperties pp = Core.getProject().getProjectProperties()</text:p>
          </table:table-cell>
          <table:table-cell table:style-name="Taula1.C2" office:value-type="string">
            <text:p text:style-name="P6">Funció ja que estem recullint el resultat</text:p>
          </table:table-cell>
        </table:table-row>
        <table:table-row table:style-name="TableLine94602153693088">
          <table:table-cell table:style-name="Taula1.A2" office:value-type="string">
            <text:p text:style-name="P9">126</text:p>
          </table:table-cell>
          <table:table-cell table:style-name="Taula1.A2" office:value-type="string">
            <text:p text:style-name="Table_20_Contents">src = newEntry.getSrcText()</text:p>
          </table:table-cell>
          <table:table-cell table:style-name="Taula1.C2" office:value-type="string">
            <text:p text:style-name="P6">Funció ja que estem recullint el resultat</text:p>
          </table:table-cell>
        </table:table-row>
        <table:table-row table:style-name="TableLine94602153693088">
          <table:table-cell table:style-name="Taula1.A2" office:value-type="string">
            <text:p text:style-name="P9">142</text:p>
          </table:table-cell>
          <table:table-cell table:style-name="Taula1.A2" office:value-type="string">
            <text:p text:style-name="Table_20_Contents">MachineTranslationInfo result = new MachineTranslationInfo()</text:p>
          </table:table-cell>
          <table:table-cell table:style-name="Taula1.C2" office:value-type="string">
            <text:p text:style-name="P6">Funció ja que estem recullint el resultat</text:p>
          </table:table-cell>
        </table:table-row>
        <table:table-row table:style-name="TableLine94602153693088">
          <table:table-cell table:style-name="Taula1.A2" office:value-type="string">
            <text:p text:style-name="P9">143</text:p>
          </table:table-cell>
          <table:table-cell table:style-name="Taula1.A2" office:value-type="string">
            <text:p text:style-name="Table_20_Contents">result.translatorName = translator.getName()</text:p>
          </table:table-cell>
          <table:table-cell table:style-name="Taula1.C2" office:value-type="string">
            <text:p text:style-name="P6">Funció ja que estem recullint el resultat</text:p>
          </table:table-cell>
        </table:table-row>
        <table:table-row table:style-name="TableLine94602153693088">
          <table:table-cell table:style-name="Taula1.A2" office:value-type="string">
            <text:p text:style-name="P9">144</text:p>
          </table:table-cell>
          <table:table-cell table:style-name="Taula1.A2" office:value-type="string">
            <text:p text:style-name="Table_20_Contents">result.result = translator.getTranslation(source, target, src)</text:p>
          </table:table-cell>
          <table:table-cell table:style-name="Taula1.C2" office:value-type="string">
            <text:p text:style-name="P6">Funció ja que estem recullint el resultat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18:20:55.720874328</dc:date>
    <meta:editing-duration>PT11M32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53" meta:word-count="263" meta:character-count="1883" meta:non-whitespace-character-count="1672"/>
  </office:meta>
</office:document-meta>
</file>